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8a3db" officeooo:paragraph-rsid="0018a3db"/>
    </style:style>
    <style:style style:name="P9" style:family="paragraph" style:parent-style-name="Standard">
      <style:text-properties officeooo:paragraph-rsid="00371aeb"/>
    </style:style>
    <style:style style:name="P1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71aeb" officeooo:paragraph-rsid="00371ae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 officeooo:rsid="003d828b" officeooo:paragraph-rsid="003d828b"/>
    </style:style>
    <style:style style:name="P12" style:family="paragraph" style:parent-style-name="Standard">
      <style:text-properties officeooo:rsid="0009392d" officeooo:paragraph-rsid="00050c13"/>
    </style:style>
    <style:style style:name="P13" style:family="paragraph" style:parent-style-name="Standard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514b8d" officeooo:paragraph-rsid="00514b8d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395511" fo:font-size="12pt" fo:font-weight="normal" officeooo:rsid="007324f2" officeooo:paragraph-rsid="005c13be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7" style:family="paragraph" style:parent-style-name="Standard">
      <style:paragraph-properties fo:break-before="page"/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rsid="003d828b" officeooo:paragraph-rsid="003d828b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</style:style>
    <style:style style:name="P22" style:family="paragraph" style:parent-style-name="Standard" style:list-style-name="L1">
      <style:text-properties officeooo:rsid="000d2db9" officeooo:paragraph-rsid="000d2db9"/>
    </style:style>
    <style:style style:name="P23" style:family="paragraph" style:parent-style-name="Standard" style:list-style-name="L1">
      <style:text-properties officeooo:rsid="00125b3f" officeooo:paragraph-rsid="00125b3f"/>
    </style:style>
    <style:style style:name="P24" style:family="paragraph" style:parent-style-name="Standard" style:list-style-name="L1">
      <style:text-properties officeooo:rsid="0016dcaa" officeooo:paragraph-rsid="0016dcaa"/>
    </style:style>
    <style:style style:name="P25" style:family="paragraph" style:parent-style-name="Standard" style:list-style-name="L2">
      <style:text-properties officeooo:paragraph-rsid="005c9bc8"/>
    </style:style>
    <style:style style:name="P26" style:family="paragraph" style:parent-style-name="Standard" style:list-style-name="L2">
      <style:text-properties officeooo:paragraph-rsid="0078a965"/>
    </style:style>
    <style:style style:name="P27" style:family="paragraph" style:parent-style-name="Standard" style:list-style-name="L2">
      <style:text-properties officeooo:paragraph-rsid="005150e6"/>
    </style:style>
    <style:style style:name="P28" style:family="paragraph" style:parent-style-name="Standard" style:list-style-name="L2">
      <style:text-properties officeooo:rsid="00179ad9" officeooo:paragraph-rsid="00179ad9"/>
    </style:style>
    <style:style style:name="P29" style:family="paragraph" style:parent-style-name="Standard" style:list-style-name="L2">
      <style:text-properties officeooo:rsid="00269ad4" officeooo:paragraph-rsid="00269ad4"/>
    </style:style>
    <style:style style:name="P30" style:family="paragraph" style:parent-style-name="Standard" style:list-style-name="L2">
      <style:text-properties officeooo:rsid="0014dbc1" officeooo:paragraph-rsid="0014dbc1"/>
    </style:style>
    <style:style style:name="P31" style:family="paragraph" style:parent-style-name="Standard" style:list-style-name="L2">
      <style:text-properties officeooo:rsid="0014dbc1" officeooo:paragraph-rsid="00179ad9"/>
    </style:style>
    <style:style style:name="P32" style:family="paragraph" style:parent-style-name="Standard" style:list-style-name="L2">
      <style:text-properties officeooo:rsid="002c88c9" officeooo:paragraph-rsid="002c88c9"/>
    </style:style>
    <style:style style:name="P33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34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35" style:family="paragraph" style:parent-style-name="Standard" style:list-style-name="L2">
      <style:text-properties officeooo:rsid="00186b5c" officeooo:paragraph-rsid="0030e52b"/>
    </style:style>
    <style:style style:name="P36" style:family="paragraph" style:parent-style-name="Standard" style:list-style-name="L2">
      <style:text-properties officeooo:rsid="0033d4df" officeooo:paragraph-rsid="0033d4df"/>
    </style:style>
    <style:style style:name="P37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38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39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40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41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42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43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44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45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46" style:family="paragraph" style:parent-style-name="Standard" style:list-style-name="L3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47" style:family="paragraph" style:parent-style-name="Standard" style:list-style-name="L4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 fo:background-color="transparent"/>
    </style:style>
    <style:style style:name="P48" style:family="paragraph" style:parent-style-name="Standard" style:list-style-name="L4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49" style:family="paragraph" style:parent-style-name="Standard" style:list-style-name="L3">
      <style:paragraph-properties fo:orphans="2" fo:widows="2"/>
      <style:text-properties officeooo:paragraph-rsid="00371aeb"/>
    </style:style>
    <style:style style:name="P50" style:family="paragraph" style:parent-style-name="Standard" style:list-style-name="L3">
      <style:text-properties fo:color="#2b511a" officeooo:rsid="0041a1f8"/>
    </style:style>
    <style:style style:name="P51" style:family="paragraph" style:parent-style-name="Standard" style:list-style-name="L2">
      <style:text-properties fo:color="#2b511a" fo:font-size="12pt" fo:font-weight="normal" officeooo:rsid="005150e6" officeooo:paragraph-rsid="005150e6" fo:background-color="transparent" style:font-size-asian="12pt" style:font-weight-asian="normal" style:font-size-complex="12pt" style:font-weight-complex="normal"/>
    </style:style>
    <style:style style:name="P52" style:family="paragraph" style:parent-style-name="Standard" style:list-style-name="L2">
      <style:text-properties fo:color="#2b511a" fo:font-size="12pt" fo:font-style="normal" style:text-underline-style="none" fo:font-weight="normal" officeooo:rsid="005150e6" officeooo:paragraph-rsid="005a6ee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2">
      <style:text-properties fo:color="#2b511a" fo:font-size="12pt" fo:font-style="normal" style:text-underline-style="none" fo:font-weight="normal" officeooo:rsid="005150e6" officeooo:paragraph-rsid="008af68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2">
      <style:text-properties officeooo:rsid="001f5fc1" officeooo:paragraph-rsid="001f5fc1"/>
    </style:style>
    <style:style style:name="P55" style:family="paragraph" style:parent-style-name="Standard" style:list-style-name="L2">
      <style:text-properties fo:color="#395511" fo:font-size="12pt" fo:font-weight="normal" officeooo:rsid="007324f2" officeooo:paragraph-rsid="005c13be" fo:background-color="transparent" style:font-size-asian="12pt" style:font-weight-asian="normal" style:font-size-complex="12pt" style:font-weight-complex="normal"/>
    </style:style>
    <style:style style:name="P56" style:family="paragraph" style:parent-style-name="Standard" style:list-style-name="L2">
      <style:text-properties fo:color="#395511" fo:font-size="12pt" fo:font-weight="normal" officeooo:rsid="007324f2" officeooo:paragraph-rsid="007aaed8" fo:background-color="transparent" style:font-size-asian="12pt" style:font-weight-asian="normal" style:font-size-complex="12pt" style:font-weight-complex="normal"/>
    </style:style>
    <style:style style:name="P57" style:family="paragraph" style:parent-style-name="Standard" style:list-style-name="L2">
      <style:text-properties fo:color="#395511" fo:font-size="12pt" fo:font-weight="normal" officeooo:rsid="007324f2" officeooo:paragraph-rsid="00863734" fo:background-color="transparent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text-properties fo:color="#395511" fo:font-size="12pt" fo:font-weight="normal" officeooo:rsid="007324f2" officeooo:paragraph-rsid="005e2500" fo:background-color="transparent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text-properties fo:color="#395511" fo:font-size="12pt" fo:font-weight="normal" officeooo:rsid="007324f2" officeooo:paragraph-rsid="00514b8d" fo:background-color="transparent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text-properties fo:color="#395511" fo:font-size="12pt" fo:font-weight="normal" officeooo:rsid="00514b8d" officeooo:paragraph-rsid="0074a1d1" fo:background-color="transparent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text-properties fo:color="#395511" fo:font-size="12pt" fo:font-weight="normal" officeooo:rsid="0057a426" officeooo:paragraph-rsid="0057a426" fo:background-color="transparent" style:font-size-asian="12pt" style:font-weight-asian="normal" style:font-size-complex="12pt" style:font-weight-complex="normal"/>
    </style:style>
    <style:style style:name="P62" style:family="paragraph" style:parent-style-name="Standard" style:list-style-name="L2">
      <style:text-properties fo:color="#395511"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63" style:family="paragraph" style:parent-style-name="Standard" style:list-style-name="L2">
      <style:text-properties style:text-line-through-style="solid" style:text-line-through-type="single" officeooo:paragraph-rsid="007aaed8" fo:background-color="transparent"/>
    </style:style>
    <style:style style:name="P64" style:family="paragraph" style:parent-style-name="Standard" style:list-style-name="L2">
      <style:text-properties fo:font-size="12pt" fo:font-weight="normal" officeooo:rsid="00607b2b" officeooo:paragraph-rsid="00607b2b" style:font-size-asian="12pt" style:font-weight-asian="normal" style:font-size-complex="12pt" style:font-weight-complex="normal"/>
    </style:style>
    <style:style style:name="P65" style:family="paragraph" style:parent-style-name="Standard" style:list-style-name="L2">
      <style:text-properties fo:font-size="12pt" fo:font-weight="normal" officeooo:rsid="00514b8d" officeooo:paragraph-rsid="00514b8d" style:font-size-asian="12pt" style:font-weight-asian="normal" style:font-size-complex="12pt" style:font-weight-complex="normal"/>
    </style:style>
    <style:style style:name="P66" style:family="paragraph" style:parent-style-name="Standard" style:list-style-name="L2">
      <style:text-properties fo:font-size="12pt" fo:font-weight="normal" officeooo:rsid="00514b8d" officeooo:paragraph-rsid="0078a965" style:font-size-asian="12pt" style:font-weight-asian="normal" style:font-size-complex="12pt" style:font-weight-complex="normal"/>
    </style:style>
    <style:style style:name="P67" style:family="paragraph" style:parent-style-name="Standard" style:list-style-name="L2">
      <style:text-properties fo:font-size="12pt" fo:font-weight="normal" officeooo:rsid="0070bdc3" officeooo:paragraph-rsid="0070bdc3" style:font-size-asian="12pt" style:font-weight-asian="normal" style:font-size-complex="12pt" style:font-weight-complex="normal"/>
    </style:style>
    <style:style style:name="P68" style:family="paragraph" style:parent-style-name="Standard" style:list-style-name="L2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69" style:family="paragraph" style:parent-style-name="Standard" style:list-style-name="L2">
      <style:text-properties fo:font-size="12pt" fo:font-weight="normal" officeooo:rsid="0051677e" officeooo:paragraph-rsid="0051677e" style:font-size-asian="12pt" style:font-weight-asian="normal" style:font-size-complex="12pt" style:font-weight-complex="normal"/>
    </style:style>
    <style:style style:name="P70" style:family="paragraph" style:parent-style-name="Standard" style:list-style-name="L2">
      <style:text-properties fo:font-size="12pt" fo:font-weight="normal" officeooo:rsid="0089c2eb" officeooo:paragraph-rsid="0089c2eb" fo:background-color="#72bf44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text-properties fo:font-size="12pt" fo:font-weight="normal" officeooo:rsid="0054df73" officeooo:paragraph-rsid="0054df73" fo:background-color="transparent" style:font-size-asian="12pt" style:font-weight-asian="normal" style:font-size-complex="12pt" style:font-weight-complex="normal"/>
    </style:style>
    <style:style style:name="P72" style:family="paragraph" style:parent-style-name="Standard" style:list-style-name="L2">
      <style:text-properties fo:font-size="12pt" fo:font-style="italic" fo:font-weight="normal" officeooo:rsid="0051677e" officeooo:paragraph-rsid="00863734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 style:list-style-name="L2">
      <style:text-properties fo:font-size="12pt" fo:font-style="italic" fo:font-weight="normal" officeooo:rsid="005f7347" officeooo:paragraph-rsid="00863734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 style:list-style-name="L2">
      <style:text-properties fo:font-size="12pt" fo:font-style="italic" fo:font-weight="bold" officeooo:rsid="0051677e" officeooo:paragraph-rsid="00863734" style:font-size-asian="12pt" style:font-style-asian="italic" style:font-weight-asian="bold" style:font-size-complex="12pt" style:font-style-complex="italic" style:font-weight-complex="bold"/>
    </style:style>
    <style:style style:name="P75" style:family="paragraph" style:parent-style-name="Standard" style:list-style-name="L2">
      <style:text-properties fo:font-size="12pt" fo:font-style="normal" style:text-underline-style="none" fo:font-weight="normal" officeooo:rsid="008aa883" officeooo:paragraph-rsid="008aa883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2">
      <style:text-properties officeooo:rsid="0078a965" officeooo:paragraph-rsid="0078a965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officeooo:rsid="00306b25"/>
    </style:style>
    <style:style style:name="T12" style:family="text">
      <style:text-properties officeooo:rsid="0034f156"/>
    </style:style>
    <style:style style:name="T13" style:family="text">
      <style:text-properties officeooo:rsid="00358870"/>
    </style:style>
    <style:style style:name="T14" style:family="text">
      <style:text-properties officeooo:rsid="00371aeb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408f1d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49d5f0"/>
    </style:style>
    <style:style style:name="T21" style:family="text">
      <style:text-properties fo:font-variant="normal" fo:text-transform="none" fo:color="#2b511a" style:font-name="Arial" fo:font-size="12pt" fo:letter-spacing="normal" fo:font-style="normal" fo:font-weight="normal"/>
    </style:style>
    <style:style style:name="T22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2b511a" style:font-name="Arial" fo:font-size="12pt" fo:letter-spacing="normal" fo:font-style="normal" fo:font-weight="normal" officeooo:rsid="0042864c"/>
    </style:style>
    <style:style style:name="T24" style:family="text">
      <style:text-properties fo:font-variant="normal" fo:text-transform="none" fo:color="#2b511a" style:font-name="Arial" fo:font-size="12pt" fo:letter-spacing="normal" fo:font-style="normal" fo:font-weight="normal" officeooo:rsid="0042e17c"/>
    </style:style>
    <style:style style:name="T25" style:family="text">
      <style:text-properties fo:font-variant="normal" fo:text-transform="none" fo:color="#2b511a" style:font-name="Arial" fo:font-size="12pt" fo:letter-spacing="normal" fo:font-style="normal" fo:font-weight="normal" officeooo:rsid="0039ff21"/>
    </style:style>
    <style:style style:name="T26" style:family="text">
      <style:text-properties fo:font-variant="normal" fo:text-transform="none" style:font-name="Arial" fo:font-size="12pt" fo:letter-spacing="normal" fo:font-style="normal" fo:font-weight="normal" officeooo:rsid="0042864c"/>
    </style:style>
    <style:style style:name="T27" style:family="text">
      <style:text-properties fo:font-variant="normal" fo:text-transform="none" style:font-name="Arial" fo:font-size="12pt" fo:letter-spacing="normal" fo:font-style="normal" fo:font-weight="normal" officeooo:rsid="003ac588"/>
    </style:style>
    <style:style style:name="T28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29" style:family="text">
      <style:text-properties officeooo:rsid="00382f9b"/>
    </style:style>
    <style:style style:name="T30" style:family="text">
      <style:text-properties officeooo:rsid="003dba38"/>
    </style:style>
    <style:style style:name="T31" style:family="text">
      <style:text-properties officeooo:rsid="003e900d"/>
    </style:style>
    <style:style style:name="T32" style:family="text">
      <style:text-properties officeooo:rsid="004e43cf"/>
    </style:style>
    <style:style style:name="T33" style:family="text">
      <style:text-properties officeooo:rsid="004f86dd"/>
    </style:style>
    <style:style style:name="T34" style:family="text">
      <style:text-properties officeooo:rsid="004f9b43"/>
    </style:style>
    <style:style style:name="T35" style:family="text">
      <style:text-properties officeooo:rsid="00514b8d"/>
    </style:style>
    <style:style style:name="T36" style:family="text">
      <style:text-properties officeooo:rsid="005935c9"/>
    </style:style>
    <style:style style:name="T37" style:family="text">
      <style:text-properties officeooo:rsid="0061fd08"/>
    </style:style>
    <style:style style:name="T38" style:family="text">
      <style:text-properties fo:color="#395511"/>
    </style:style>
    <style:style style:name="T39" style:family="text">
      <style:text-properties fo:color="#395511" officeooo:rsid="00637170"/>
    </style:style>
    <style:style style:name="T40" style:family="text">
      <style:text-properties fo:color="#395511" officeooo:rsid="007324f2" fo:background-color="transparent" loext:char-shading-value="0"/>
    </style:style>
    <style:style style:name="T41" style:family="text">
      <style:text-properties fo:font-size="12pt" fo:font-weight="normal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68332d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51677e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69f8c0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70bdc3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78a965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514b8d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5150e6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7a1f43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7aaed8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863734" style:font-size-asian="12pt" style:font-weight-asian="normal" style:font-size-complex="12pt" style:font-weight-complex="normal"/>
    </style:style>
    <style:style style:name="T52" style:family="text">
      <style:text-properties officeooo:rsid="006efe6d"/>
    </style:style>
    <style:style style:name="T53" style:family="text">
      <style:text-properties officeooo:rsid="007324f2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8d097f" style:font-weight-asian="bold" style:font-weight-complex="bold"/>
    </style:style>
    <style:style style:name="T56" style:family="text">
      <style:text-properties officeooo:rsid="0078a965"/>
    </style:style>
    <style:style style:name="T57" style:family="text">
      <style:text-properties officeooo:rsid="00863734"/>
    </style:style>
    <style:style style:name="T58" style:family="text">
      <style:text-properties officeooo:rsid="008b4a26"/>
    </style:style>
    <style:style style:name="T59" style:family="text">
      <style:text-properties fo:color="#000000" fo:font-size="12pt" fo:font-weight="normal" officeooo:rsid="0068332d" fo:background-color="transparent" loext:char-shading-value="0" style:font-size-asian="12pt" style:font-weight-asian="normal" style:font-size-complex="12pt" style:font-weight-complex="normal"/>
    </style:style>
    <style:style style:name="T60" style:family="text">
      <style:text-properties fo:color="#000000" fo:font-size="12pt" fo:font-weight="normal" officeooo:rsid="0068332d" style:font-size-asian="12pt" style:font-weight-asian="normal" style:font-size-complex="12pt" style:font-weight-complex="normal"/>
    </style:style>
    <style:style style:name="T61" style:family="text">
      <style:text-properties officeooo:rsid="008d09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sion 3 (e.g. track the chasing behaviour of each of the opponents to dynamically adjust the strategy)</text:span></text:p>
      <text:p text:style-name="P1"/>
      <text:p text:style-name="P2">Initial <text:span text:style-name="T2">ideas</text:span></text:p>
      <text:list xml:id="list2129322738" text:style-name="L1">
        <text:list-item>
          <text:p text:style-name="P22">Debug the swarm intelligence agent: build a shipyard on turn 1</text:p>
        </text:list-item>
        <text:list-item>
          <text:p text:style-name="P23">Verify that the board positions make sense (logic talks about 0,0 in the bottom left and we may be operating on a vertical mirrored grid)</text:p>
        </text:list-item>
        <text:list-item>
          <text:p text:style-name="P22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24">Include a strong version of the current agent in the fixed opponents pool</text:p>
        </text:list-item>
      </text:list>
      <text:p text:style-name="P1"/>
      <text:p text:style-name="P3">Stretch ideas</text:p>
      <text:list xml:id="list111127536" text:style-name="L2">
        <text:list-item>
          <text:p text:style-name="P28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29">Keep gathering when you don’t have to run yet (nearest chaser 2 steps away)</text:p>
        </text:list-item>
        <text:list-item>
          <text:p text:style-name="P30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30">Return halite to the nearest base when the game is almost over for ships with little halite (?)</text:p>
        </text:list-item>
        <text:list-item>
          <text:p text:style-name="P28">Don’t spawn if I have a returning agent that will be at 1 step from the current base</text:p>
          <text:p text:style-name="P31"/>
        </text:list-item>
        <text:list-item>
          <text:p text:style-name="P32">Add a correction factor for the smoothed halite when establishing the first base</text:p>
        </text:list-item>
        <text:list-item>
          <text:p text:style-name="P33">Avoid simultaneous arrivals when returning to a base</text:p>
        </text:list-item>
        <text:list-item>
          <text:p text:style-name="P34">Run another optimization against a pool of (stochastic swarm intelligence, logic with all improvements of above <text:span text:style-name="T11">to determine submission config</text:span>)</text:p>
          <text:p text:style-name="P30"/>
        </text:list-item>
        <text:list-item>
          <text:p text:style-name="P35">Try harder to avoid collisions with opponent ships <text:span text:style-name="T12">by reordering the ship execution order</text:span></text:p>
        </text:list-item>
        <text:list-item>
          <text:p text:style-name="P36">Make the agents less lame during the end game <text:span text:style-name="T12">by incorporating</text:span></text:p>
          <text:p text:style-name="P37"/>
        </text:list-item>
        <text:list-item>
          <text:p text:style-name="P39">Don’t build a shipyard when boxed in near the end of the game </text:p>
        </text:list-item>
        <text:list-item>
          <text:p text:style-name="P39"><text:span text:style-name="T13">Continue attempts </text:span>to reduce <text:span text:style-name="T13">unnecessary </text:span>ship loss</text:p>
        </text:list-item>
        <text:list-item>
          <text:p text:style-name="P40">Submit to leaderboard with good settings</text:p>
          <text:p text:style-name="P38"/>
        </text:list-item>
        <text:list-item>
          <text:p text:style-name="P41">Allow for multiple passes in the action computation if the ship was not able to move closer to the target</text:p>
        </text:list-item>
        <text:list-item>
          <text:p text:style-name="P42">Incorporate opponent <text:span text:style-name="T5">ships/bases in computing the agent’s scores (gather, establish base, return base)</text:span></text:p>
        </text:list-item>
        <text:list-item>
          <text:p text:style-name="P43">Take a detour if the path to the target square is blocked by a bad square</text:p>
        </text:list-item>
        <text:list-item>
          <text:p text:style-name="P44">Incorporate halite regrow potential into the target base computation</text:p>
        </text:list-item>
        <text:list-item>
          <text:p text:style-name="P45">Review base construction strategy (?)</text:p>
        </text:list-item>
      </text:list>
      <text:p text:style-name="P8"/>
      <text:p text:style-name="P5"/>
      <text:p text:style-name="P16"><text:span text:style-name="T14">Other V2 </text:span>ideas <text:span text:style-name="T14">July 01</text:span></text:p>
      <text:p text:style-name="P9"><text:span text:style-name="T16">Improved general debugging</text:span><text:span text:style-name="T28"><text:line-break/></text:span><text:span text:style-name="T22">Find a way to extract the state from the halite replays and add tests for expected actions so that we can learn from leaderboard game replays</text:span></text:p>
      <text:p text:style-name="P10"/>
      <text:p text:style-name="P18">Reduce ship loss</text:p>
      <text:list xml:id="list235357698" text:style-name="L3">
        <text:list-item>
          <text:p text:style-name="P46">Better coordination of ships by reviewing the plan -&gt; action mapping</text:p>
        </text:list-item>
        <text:list-item>
          <text:p text:style-name="P49"><text:span text:style-name="T21">Incorporate position of nearby (but not immediately nearby) ships with &lt;= halite in action planning and score calculation – </text:span><text:span text:style-name="T25">for example: decrease value of actions that can lead to being boxed in by ships with &lt; halite </text:span><text:span text:style-name="T23">(very short horizon). Longer horizon: incorporate position of less halite ships </text:span><text:span text:style-name="T24">to prefer regions with less competition</text:span><text:span text:style-name="T23">.</text:span></text:p>
        </text:list-item>
        <text:list-item>
          <text:p text:style-name="P50"><text:span text:style-name="T27">I</text:span><text:span text:style-name="T26">ncorporate distance to my nearest base in gather instructions</text:span></text:p>
        </text:list-item>
        <text:list-item>
          <text:p text:style-name="P49"><text:span text:style-name="T18">Stretch: i</text:span><text:span text:style-name="T17">ncorporate the score,</text:span><text:span text:style-name="T20"> bases, halite gathering on None actions</text:span><text:span text:style-name="T17"> </text:span><text:span text:style-name="T19">and </text:span><text:span text:style-name="T20">the </text:span><text:span text:style-name="T19">number of collision paths for the </text:span><text:span text:style-name="T17">opponents to prioritize who to potentially crash in to.<text:line-break/></text:span></text:p>
        </text:list-item>
      </text:list>
      <text:p text:style-name="P11">Fix bugs</text:p>
      <text:p text:style-name="P20">I tend to build a base at (0, 0) after my <text:span text:style-name="T29">last remaining</text:span> base gets destroyed</text:p>
      <text:p text:style-name="P19">Don’t try to <text:span text:style-name="T31">CONVERT to</text:span> a base when I don’t have the budget for <text:span text:style-name="T30">it</text:span></text:p>
      <text:p text:style-name="P21"><text:line-break/><text:span text:style-name="T15">Simulate leaderboard agents in the fixed opponent pool</text:span></text:p>
      <text:list xml:id="list3439142949" text:style-name="L4">
        <text:list-item>
          <text:p text:style-name="P47">Add an agent that occasionally tries to destroy the base of the other agent<text:span text:style-name="T33">s</text:span> (many of the top agents)</text:p>
        </text:list-item>
        <text:list-item>
          <text:p text:style-name="P48">Add an agent that tries to block the base of the first other agent with two ships (new idea, this could work well when the agent only has 1 base)</text:p>
        </text:list-item>
        <text:list-item>
          <text:p text:style-name="P48">Stretch: add an agent that mimics the Liam strategy of guarding halite with ships</text:p>
        </text:list-item>
      </text:list>
      <text:p text:style-name="P7"/>
      <text:p text:style-name="P8"/>
      <text:p text:style-name="P4"><text:span text:style-name="T9">V3 </text:span>ideas <text:span text:style-name="T9">(stateful)</text:span></text:p>
      <text:list xml:id="list195121111691615" text:continue-list="list111127536" text:style-name="L2">
        <text:list-item>
          <text:p text:style-name="P54">Learn a model of likely opponent behavior <text:span text:style-name="T32">and use it wherever it makes sense for more informed behavior</text:span></text:p>
        </text:list-item>
      </text:list>
      <text:p text:style-name="P12"/>
      <text:p text:style-name="P17"><text:span text:style-name="T14">V2 </text:span>ideas <text:span text:style-name="T14">July 12</text:span></text:p>
      <text:list xml:id="list195122992155566" text:continue-numbering="true" text:style-name="L2">
        <text:list-item>
          <text:p text:style-name="P55">Coordinate base attack strategy</text:p>
        </text:list-item>
      </text:list>
      <text:p text:style-name="P15"/>
      <text:list xml:id="list195122550537600" text:continue-numbering="true" text:style-name="L2">
        <text:list-item>
          <text:p text:style-name="P56"><text:span text:style-name="T54">Better base </text:span><text:span text:style-name="T55">defence</text:span><text:span text:style-name="T54"> is critical – Look at top games for inspiration</text:span>. We need a strong attacker to be able to evaluate strong <text:span text:style-name="T61">defences</text:span></text:p>
        </text:list-item>
        <text:list-item>
          <text:p text:style-name="P56">Better base attack strategy: synchronize attack ships when there is &gt;1 attacking</text:p>
        </text:list-item>
        <text:list-item>
          <text:p text:style-name="P63"><text:span text:style-name="T50">M</text:span><text:span text:style-name="T44">ake the number of bases additive in the attack base priority score rather than multiplicative </text:span><text:span text:style-name="T51">(?)</text:span><text:span text:style-name="T44">.</text:span></text:p>
        </text:list-item>
        <text:list-item>
          <text:p text:style-name="P57">Incorporate the distance to my main base when deciding what bases to attack (score boost at distance &lt; D)</text:p>
        </text:list-item>
        <text:list-item>
          <text:p text:style-name="P58">The current approach still loses a lot of bases and is not robust to mass attacks of 0 halite ships. I am afraid that just building more ships is the only feasible <text:span text:style-name="T61">defence.</text:span></text:p>
          <text:list>
            <text:list-item>
              <text:p text:style-name="P64"><text:a xlink:type="simple" xlink:href="https://www.kaggle.com/c/halite/submissions?dialog=episodes-episode-1466414" text:style-name="Internet_20_link" text:visited-style-name="Visited_20_Internet_20_Link">1466414</text:a>, step 281 – <text:span text:style-name="T37">Reason: &gt; 1 base, need to introduce concept of main base</text:span></text:p>
            </text:list-item>
          </text:list>
        </text:list-item>
        <text:list-item>
          <text:p text:style-name="P62">Avoid <text:span text:style-name="T35">colliding with</text:span> my own <text:span text:style-name="T35">ships when protecting the base</text:span></text:p>
          <text:list>
            <text:list-item>
              <text:p text:style-name="P65"><text:a xlink:type="simple" xlink:href="https://www.kaggle.com/c/halite/submissions?dialog=episodes-episode-1433026" text:style-name="Internet_20_link" text:visited-style-name="Visited_20_Internet_20_Link">1433026</text:a><text:span text:style-name="T38">, step 20</text:span><text:span text:style-name="T39">4</text:span></text:p>
            </text:list-item>
          </text:list>
        </text:list-item>
        <text:list-item>
          <text:p text:style-name="P59">Avoid colliding with my own ship when I have a very dense region of ships</text:p>
        </text:list-item>
        <text:list-item>
          <text:p text:style-name="P55">Add the concept of a main base to avoid swarming out too much and becoming vulnerable to being boxed in by opponents as well as base attacks (we can’t defend them all – <text:span text:style-name="T58">only defend the main base</text:span>). Don’t spawn from the non main base<text:span text:style-name="T58">s</text:span> and only return to them in emergencies</text:p>
          <text:list>
            <text:list-item>
              <text:p text:style-name="P67"><text:a xlink:type="simple" xlink:href="https://www.kaggle.com/c/halite/submissions?dialog=episodes-episode-1479954" text:style-name="Internet_20_link" text:visited-style-name="Visited_20_Internet_20_Link">1479954</text:a><text:span text:style-name="T40"> </text:span></text:p>
            </text:list-item>
          </text:list>
        </text:list-item>
        <text:list-item>
          <text:p text:style-name="P25"><text:span text:style-name="T59">Clip the number</text:span><text:span text:style-name="T60"> of shi</text:span><text:span text:style-name="T42">ps at the max opponent number of ships when I am winning, instead of clipping at 20 and k</text:span><text:span text:style-name="T45">eep building ships while you’re winning</text:span><text:span text:style-name="T43">.</text:span></text:p>
        </text:list-item>
      </text:list>
      <text:p text:style-name="P14"/>
      <text:list xml:id="list195122159199493" text:continue-numbering="true" text:style-name="L2">
        <text:list-item>
          <text:p text:style-name="P59">Prioritise ships that are at risk of being boxed in and only have a single valid escape direction</text:p>
          <text:list>
            <text:list-item>
              <text:p text:style-name="P59">1433614, step 78</text:p>
            </text:list-item>
          </text:list>
        </text:list-item>
        <text:list-item>
          <text:p text:style-name="P60">Better initial halite gathering (<text:span text:style-name="T36">typically</text:span>: move to center). <text:span text:style-name="T53">Maybe: add the concept of influence and initially prioritize halite at the edge of the influence area for ships with relatively little halite on board as a general approach. This would likely result in halite gathering on the way back to the base and scare opponents away on the way towards halite on the edges</text:span></text:p>
          <text:list>
            <text:list-item>
              <text:p text:style-name="P61">1440254</text:p>
            </text:list-item>
          </text:list>
        </text:list-item>
        <text:list-item>
          <text:p text:style-name="P51">Add the concept of being boxed in by less halite opponent ships – the smaller the box, the worse</text:p>
        </text:list-item>
        <text:list-item>
          <text:p text:style-name="P71">Add the concept of joint attacking when we have an opponent which is in our boxing in net <text:span text:style-name="T52">(probably needs &gt; 2 attackers of my ships)</text:span></text:p>
        </text:list-item>
        <text:list-item>
          <text:p text:style-name="P70">Add the concept of pirating ships, similar to mzotkiew’s dominant strategy</text:p>
        </text:list-item>
        <text:list-item>
          <text:p text:style-name="P52">Don’t gather when you don’t have a shipyard and don’t plan on building one. This is probably already covered</text:p>
        </text:list-item>
        <text:list-item>
          <text:p text:style-name="P53">When rebuilding the last ship yard, make sure it can be defended since someone is obviously out to get us</text:p>
          <text:p text:style-name="P72"/>
          <text:p text:style-name="P74">Maybe</text:p>
        </text:list-item>
        <text:list-item>
          <text:p text:style-name="P73">Don’t intend to defend the base when I have &lt; K ships and the best opponent has &gt;L; just run</text:p>
        </text:list-item>
        <text:list-item>
          <text:p text:style-name="P75">Don’t rebuild if the opponent has many more ships, just run and hope to survive</text:p>
        </text:list-item>
        <text:list-item>
          <text:p text:style-name="P72"><text:span text:style-name="T57">A</text:span>dd the concept of helping out a friendly ship that is being <text:span text:style-name="T61">harassed</text:span> by &lt; halite ships if the third ship has even less halite</text:p>
        </text:list-item>
      </text:list>
      <text:p text:style-name="P13"/>
      <text:p text:style-name="P6"><text:span text:style-name="T14">V3 </text:span>ideas <text:span text:style-name="T34">as of July 12</text:span></text:p>
      <text:list xml:id="list195122491346442" text:continue-numbering="true" text:style-name="L2">
        <text:list-item>
          <text:p text:style-name="P68"><text:soft-page-break/>Learn a model of likely opponent behavior <text:span text:style-name="T32">and use it wherever it makes sense for more informed behavior</text:span></text:p>
          <text:list>
            <text:list-item>
              <text:p text:style-name="P66">Smarter square selection: <text:span text:style-name="T56">model likely opponent actions</text:span> when being boxed in <text:span text:style-name="T56">as a function of</text:span></text:p>
              <text:list>
                <text:list-item>
                  <text:p text:style-name="P76"><text:span text:style-name="T46">H</text:span><text:span text:style-name="T41">istory of opponent actions</text:span></text:p>
                </text:list-item>
                <text:list-item>
                  <text:p text:style-name="P26"><text:span text:style-name="T46">Current </text:span><text:span text:style-name="T47">score</text:span></text:p>
                </text:list-item>
                <text:list-item>
                  <text:p text:style-name="P76"><text:span text:style-name="T47">P</text:span><text:span text:style-name="T41">osition of bases</text:span></text:p>
                </text:list-item>
                <text:list-item>
                  <text:p text:style-name="P76"><text:span text:style-name="T47">P</text:span><text:span text:style-name="T41">robability of surviving after successfully escaping this time step</text:span></text:p>
                </text:list-item>
              </text:list>
            </text:list-item>
            <text:list-item>
              <text:p text:style-name="P27"><text:span text:style-name="T48">When being chased for a long time: go back to a base rather than </text:span><text:span text:style-name="T49">considering </text:span><text:span text:style-name="T48">gather </text:span><text:span text:style-name="T49">actions</text:span></text:p>
            </text:list-item>
            <text:list-item>
              <text:p text:style-name="P69">Incorporate who destroyed the last shipyard and increase the security measures. If we likely can’t defend it: don’t build a new shipyar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8-07T19:51:20.876835929</dc:date>
    <meta:editing-duration>P23DT13H41M33S</meta:editing-duration>
    <meta:editing-cycles>97</meta:editing-cycles>
    <meta:document-statistic meta:table-count="0" meta:image-count="0" meta:object-count="0" meta:page-count="4" meta:paragraph-count="82" meta:word-count="1287" meta:character-count="6949" meta:non-whitespace-character-count="5797"/>
  </office:meta>
</office:document-meta>
</file>